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ea31" officeooo:paragraph-rsid="0015ea31"/>
    </style:style>
    <style:style style:name="P2" style:family="paragraph" style:parent-style-name="Standard">
      <style:paragraph-properties fo:text-align="start" style:justify-single-word="false"/>
      <style:text-properties officeooo:rsid="00163afe" officeooo:paragraph-rsid="00163afe"/>
    </style:style>
    <style:style style:name="P3" style:family="paragraph" style:parent-style-name="Standard">
      <style:paragraph-properties fo:text-align="start" style:justify-single-word="false"/>
      <style:text-properties officeooo:rsid="00163afe" officeooo:paragraph-rsid="001b1d63"/>
    </style:style>
    <style:style style:name="P4" style:family="paragraph" style:parent-style-name="Standard">
      <style:paragraph-properties fo:text-align="start" style:justify-single-word="false"/>
      <style:text-properties officeooo:rsid="00163afe" officeooo:paragraph-rsid="001cd029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3afe" officeooo:paragraph-rsid="00163af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1d63" officeooo:paragraph-rsid="001b1d6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b1d63" officeooo:paragraph-rsid="001b1d63"/>
    </style:style>
    <style:style style:name="P8" style:family="paragraph" style:parent-style-name="Standard">
      <style:paragraph-properties fo:text-align="start" style:justify-single-word="false"/>
      <style:text-properties officeooo:rsid="001b1d63" officeooo:paragraph-rsid="0020b1c5"/>
    </style:style>
    <style:style style:name="P9" style:family="paragraph" style:parent-style-name="Standard">
      <style:paragraph-properties fo:text-align="start" style:justify-single-word="false"/>
      <style:text-properties officeooo:rsid="001b1d63" officeooo:paragraph-rsid="002259e7"/>
    </style:style>
    <style:style style:name="P10" style:family="paragraph" style:parent-style-name="Standard">
      <style:paragraph-properties fo:text-align="start" style:justify-single-word="false"/>
      <style:text-properties officeooo:rsid="001b1d63" officeooo:paragraph-rsid="00297590"/>
    </style:style>
    <style:style style:name="P11" style:family="paragraph" style:parent-style-name="Standard">
      <style:paragraph-properties fo:text-align="start" style:justify-single-word="false"/>
      <style:text-properties officeooo:rsid="001cd029" officeooo:paragraph-rsid="001cd029"/>
    </style:style>
    <style:style style:name="P12" style:family="paragraph" style:parent-style-name="Standard">
      <style:paragraph-properties fo:text-align="start" style:justify-single-word="false"/>
      <style:text-properties officeooo:rsid="001cd029" officeooo:paragraph-rsid="002d8a12"/>
    </style:style>
    <style:style style:name="P13" style:family="paragraph" style:parent-style-name="Standard">
      <style:paragraph-properties fo:text-align="start" style:justify-single-word="false"/>
      <style:text-properties fo:font-size="9pt" officeooo:rsid="00163afe" officeooo:paragraph-rsid="001b1d63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163afe" officeooo:paragraph-rsid="001cd029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163afe" officeooo:paragraph-rsid="002d8a12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rsid="001b1d63" officeooo:paragraph-rsid="001b1d63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rsid="001b1d63" officeooo:paragraph-rsid="0027d947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officeooo:rsid="001cd029" officeooo:paragraph-rsid="002d8a12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20b1c5" officeooo:paragraph-rsid="0020b1c5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9pt" officeooo:rsid="0020b1c5" officeooo:paragraph-rsid="00239e35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9pt" officeooo:rsid="0020b1c5" officeooo:paragraph-rsid="002539c3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fo:font-size="9pt" officeooo:rsid="0020b1c5" officeooo:paragraph-rsid="0027d947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9pt" officeooo:rsid="0020b1c5" officeooo:paragraph-rsid="002a2674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9pt" officeooo:rsid="00239e35" officeooo:paragraph-rsid="00239e35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font-size="9pt" officeooo:rsid="002539c3" officeooo:paragraph-rsid="002539c3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font-size="9pt" officeooo:rsid="002539c3" officeooo:paragraph-rsid="002af735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font-size="9pt" officeooo:rsid="00297590" officeooo:paragraph-rsid="00297590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font-size="9pt" officeooo:rsid="002a1c3a" officeooo:paragraph-rsid="002a1c3a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fo:font-size="9pt" officeooo:rsid="002a2674" officeooo:paragraph-rsid="002a2674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fo:font-size="9pt" officeooo:rsid="002af735" officeooo:paragraph-rsid="002af735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fo:font-size="9pt" officeooo:rsid="002d8a12" officeooo:paragraph-rsid="002d8a12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fo:font-size="9pt" officeooo:rsid="002d8a12" officeooo:paragraph-rsid="002f8644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font-size="9pt" fo:font-weight="bold" officeooo:rsid="00163afe" officeooo:paragraph-rsid="00163afe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officeooo:rsid="0015ea31" officeooo:paragraph-rsid="0015ea31"/>
    </style:style>
    <style:style style:name="P35" style:family="paragraph" style:parent-style-name="Standard">
      <style:paragraph-properties fo:text-align="start" style:justify-single-word="false"/>
      <style:text-properties fo:font-size="9pt" officeooo:rsid="0019ae2e" officeooo:paragraph-rsid="001b1d63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fo:font-size="9pt" officeooo:rsid="001b1d63" officeooo:paragraph-rsid="001b1d63" style:font-size-asian="7.84999990463257pt" style:font-size-complex="9pt"/>
    </style:style>
    <style:style style:name="P37" style:family="paragraph" style:parent-style-name="Standard">
      <style:paragraph-properties fo:text-align="start" style:justify-single-word="false"/>
      <style:text-properties fo:font-size="9pt" officeooo:rsid="001cd029" officeooo:paragraph-rsid="001cd029" style:font-size-asian="7.84999990463257pt" style:font-size-complex="9pt"/>
    </style:style>
    <style:style style:name="P38" style:family="paragraph" style:parent-style-name="Standard">
      <style:paragraph-properties fo:text-align="start" style:justify-single-word="false"/>
      <style:text-properties fo:font-size="9pt" officeooo:rsid="002a2674" officeooo:paragraph-rsid="002a2674" style:font-size-asian="7.84999990463257pt" style:font-size-complex="9pt"/>
    </style:style>
    <style:style style:name="P39" style:family="paragraph" style:parent-style-name="Standard">
      <style:paragraph-properties fo:text-align="start" style:justify-single-word="false"/>
      <style:text-properties fo:font-size="9pt" officeooo:rsid="002d8a12" officeooo:paragraph-rsid="002d8a12" style:font-size-asian="7.84999990463257pt" style:font-size-complex="9pt"/>
    </style:style>
    <style:style style:name="T1" style:family="text">
      <style:text-properties officeooo:rsid="00163afe"/>
    </style:style>
    <style:style style:name="T2" style:family="text">
      <style:text-properties officeooo:rsid="0016e483"/>
    </style:style>
    <style:style style:name="T3" style:family="text">
      <style:text-properties officeooo:rsid="0019ae2e"/>
    </style:style>
    <style:style style:name="T4" style:family="text">
      <style:text-properties fo:font-size="9pt" style:font-size-asian="7.84999990463257pt" style:font-size-complex="9pt"/>
    </style:style>
    <style:style style:name="T5" style:family="text">
      <style:text-properties fo:font-size="9pt" officeooo:rsid="0019ae2e" style:font-size-asian="7.84999990463257pt" style:font-size-complex="9pt"/>
    </style:style>
    <style:style style:name="T6" style:family="text">
      <style:text-properties fo:font-size="9pt" officeooo:rsid="001cd029" style:font-size-asian="7.84999990463257pt" style:font-size-complex="9pt"/>
    </style:style>
    <style:style style:name="T7" style:family="text">
      <style:text-properties fo:font-size="9pt" officeooo:rsid="002d8a12" style:font-size-asian="7.84999990463257pt" style:font-size-complex="9pt"/>
    </style:style>
    <style:style style:name="T8" style:family="text">
      <style:text-properties fo:font-size="9pt" fo:font-weight="bold" officeooo:rsid="0019ae2e" style:font-size-asian="7.84999990463257pt" style:font-weight-asian="bold" style:font-size-complex="9pt" style:font-weight-complex="bold"/>
    </style:style>
    <style:style style:name="T9" style:family="text">
      <style:text-properties fo:font-size="9pt" fo:font-weight="bold" officeooo:rsid="001e5bf7" style:font-size-asian="7.84999990463257pt" style:font-weight-asian="bold" style:font-size-complex="9pt" style:font-weight-complex="bold"/>
    </style:style>
    <style:style style:name="T10" style:family="text">
      <style:text-properties fo:font-size="9pt" fo:font-weight="bold" officeooo:rsid="001b1d63" style:font-size-asian="7.84999990463257pt" style:font-weight-asian="bold" style:font-size-complex="9pt" style:font-weight-complex="bold"/>
    </style:style>
    <style:style style:name="T11" style:family="text">
      <style:text-properties fo:font-size="9pt" fo:font-weight="bold" officeooo:rsid="0020b1c5" style:font-size-asian="9pt" style:font-weight-asian="bold" style:font-size-complex="9pt" style:font-weight-complex="bold"/>
    </style:style>
    <style:style style:name="T12" style:family="text">
      <style:text-properties fo:font-size="9pt" fo:font-weight="bold" officeooo:rsid="002259e7" style:font-size-asian="9pt" style:font-weight-asian="bold" style:font-size-complex="9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20b1c5" style:font-size-asian="9pt" style:font-size-complex="9pt"/>
    </style:style>
    <style:style style:name="T15" style:family="text">
      <style:text-properties fo:font-size="9pt" officeooo:rsid="00297590" style:font-size-asian="9pt" style:font-size-complex="9pt"/>
    </style:style>
    <style:style style:name="T16" style:family="text">
      <style:text-properties officeooo:rsid="001cd02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259e7" style:font-weight-asian="bold" style:font-weight-complex="bold"/>
    </style:style>
    <style:style style:name="T19" style:family="text">
      <style:text-properties fo:font-weight="bold" officeooo:rsid="00239e35" style:font-weight-asian="bold" style:font-weight-complex="bold"/>
    </style:style>
    <style:style style:name="T20" style:family="text">
      <style:text-properties fo:font-weight="bold" officeooo:rsid="002539c3" style:font-weight-asian="bold" style:font-weight-complex="bold"/>
    </style:style>
    <style:style style:name="T21" style:family="text">
      <style:text-properties fo:font-weight="bold" officeooo:rsid="0020b1c5" style:font-weight-asian="bold" style:font-weight-complex="bold"/>
    </style:style>
    <style:style style:name="T22" style:family="text">
      <style:text-properties officeooo:rsid="0020590d"/>
    </style:style>
    <style:style style:name="T23" style:family="text">
      <style:text-properties officeooo:rsid="00239e35"/>
    </style:style>
    <style:style style:name="T24" style:family="text">
      <style:text-properties officeooo:rsid="002a2674"/>
    </style:style>
    <style:style style:name="T25" style:family="text">
      <style:text-properties officeooo:rsid="002af735"/>
    </style:style>
    <style:style style:name="T26" style:family="text">
      <style:text-properties officeooo:rsid="002d8a12"/>
    </style:style>
    <style:style style:name="T27" style:family="text">
      <style:text-properties officeooo:rsid="002f86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for remove old batch from training arete</text:p>
      <text:p text:style-name="P1">Date: 2017-03-14</text:p>
      <text:p text:style-name="P1">Prepred By: Garun Mishra</text:p>
      <text:p text:style-name="P1"/>
      <text:p text:style-name="P1"/>
      <text:p text:style-name="P34"/>
      <text:p text:style-name="P1"/>
      <text:p text:style-name="P5"><text:span text:style-name="T2">1. </text:span>Database Changes : </text:p>
      <text:p text:style-name="P2">a) table : <text:s/>user_tab</text:p>
      <text:p text:style-name="P2"><text:tab/><text:span text:style-name="T22">A: Batch Creation</text:span></text:p>
      <text:p text:style-name="P33"><text:span text:style-name="T3"><text:tab/></text:span><text:bookmark-start text:name="__DdeLink__2_893478793"/><text:span text:style-name="T3">i) remove old batch:</text:span></text:p>
      <text:p text:style-name="P35"><text:tab/><text:tab/>'906', 'Center', 'Center', 'Old Batch', '../trainingmodule/batchCreationList.htm', <text:tab/><text:tab/>'../trainingmodule/batchCreationForm.htm', 'y', 'y', 'y', 'y', 'y', 'n' </text:p>
      <text:p text:style-name="P13"/>
      <text:p text:style-name="P14"><text:tab/><text:tab/><text:span text:style-name="T16">'20', 'Adminstrator', 'Adminstration', 'Old Batch', '../trainingmodule/batchCreationList.htm', <text:tab/><text:tab/>'../trainingmodule/batchCreationForm.htm', 'y', 'y', 'y', 'n', 'n', 'n' </text:span></text:p>
      <text:p text:style-name="P14"/>
      <text:p text:style-name="P15"><text:tab/><text:span text:style-name="T26">'795', 'Adminstrator', 'Adminstration', 'Old Batch Attendance List', '../tainingattcertificate/batchAttendanceList.htm', <text:tab/>'../tainingattcertificate/attendanceForm.htm', '', '', '', '', '', '' </text:span></text:p>
      <text:p text:style-name="P15"/>
      <text:p text:style-name="P31"><text:tab/>'919', 'Center', 'Center', 'Old Batch Attendance List', '../tainingattcertificate/batchAttendanceList.htm', <text:tab/>'../tainingattcertificate/attendanceForm.htm', '', '', '', '', '', '' </text:p>
      <text:p text:style-name="P31"><text:tab/></text:p>
      <text:p text:style-name="P31"><text:tab/>'529', 'Adminstrator', 'Adminstration', 'Old Candidate Attendance', '../tainingattcertificate/attendanceList.htm', <text:tab/>'../tainingattcertificate/attendanceForm.htm', 'y', 'y', 'y', 'n', 'n', 'n' </text:p>
      <text:p text:style-name="P31"/>
      <text:p text:style-name="P31"><text:tab/>'911', 'Center', 'Center', 'Old Candidate Attendance', '../tainingattcertificate/attendanceList.htm', <text:tab/>'../tainingattcertificate/attendanceForm.htm', 'y', 'y', 'y', 'y', 'y', 'n' </text:p>
      <text:p text:style-name="P31"><text:tab/></text:p>
      <text:p text:style-name="P18"><text:tab/><text:span text:style-name="T26">'530', 'Adminstrator', 'Adminstration', 'Old Attendance List', '../tainingattcertificate/studentList.htm', 'n', 'y', 'y', 'y', 'n', 'n', 'n' </text:span></text:p>
      <text:p text:style-name="P18"/>
      <text:p text:style-name="P31"><text:tab/>'912', 'Center', 'Center', 'Old Attendance List', '../tainingattcertificate/studentList.htm', 'n', 'y', 'y', 'y', 'y', 'y', 'n' </text:p>
      <text:p text:style-name="P31"><text:tab/></text:p>
      <text:p text:style-name="P32"><text:tab/><text:span text:style-name="T27">'913', 'Center', 'Center', 'Batch Attendance List', '../tainingattcertificate/batchAttendanceList.htm', <text:tab/>'../tainingattcertificate/attendanceForm.htm', 'n', 'n', 'n', 'n', 'n', 'n' </text:span></text:p>
      <text:p text:style-name="P32"/>
      <text:p text:style-name="P6"><text:span text:style-name="T5"><text:tab/>i</text:span><text:span text:style-name="T4">i) replace new batch to batch details :</text:span><text:bookmark-end text:name="__DdeLink__2_893478793"/></text:p>
      <text:p text:style-name="P36"><text:tab/>'29', 'Adminstrator', 'Adminstration', 'Batch Details', '../trainingmodule/newBatchCreationList.htm', 'n', 'y', 'y', 'y', 'n', 'n', 'n' </text:p>
      <text:p text:style-name="P36"/>
      <text:p text:style-name="P36"><text:tab/>'918', 'Center', 'Center', 'Batch Details', '../trainingmodule/newBatchCreationList.htm',</text:p>
      <text:p text:style-name="P7"><text:span text:style-name="T4"><text:tab/> '../trainingmodule/newBatchCreationForm.htm', 'y', 'y', 'y', 'n', 'n', 'n' </text:span><text:span text:style-name="T1"><text:tab/></text:span></text:p>
      <text:p text:style-name="P9"><text:tab/><text:span text:style-name="T12">New</text:span><text:span text:style-name="T18"> </text:span><text:span text:style-name="T11">Batch Attendance List - <text:s/>Batch Attendance List;</text:span></text:p>
      <text:p text:style-name="P8"><text:tab/><text:span text:style-name="T14">'796', 'Adminstrator', 'Adminstration', '</text:span><text:bookmark-start text:name="__DdeLink__4_893478793"/><text:span text:style-name="T14">Batch Attendance List</text:span><text:bookmark-end text:name="__DdeLink__4_893478793"/><text:span text:style-name="T14">', '../tainingattcertificate/newBatchAttendanceList.htm', <text:tab/>'../tainingattcertificate/attendanceForm.htm', '', '', '', '', '', '' </text:span></text:p>
      <text:p text:style-name="P19"><text:tab/>'920', 'Center', 'Center', 'Batch Attendance List', '../tainingattcertificate/newBatchAttendanceList.htm', <text:tab/><text:tab/><text:tab/>'../tainingattcertificate/attendanceForm.htm', '', '', '', '', '', '' </text:p>
      <text:p text:style-name="P20"><text:tab/><text:span text:style-name="T17"> </text:span><text:span text:style-name="T19">New Candidate Attendance - &gt; <text:s/>Candidate Attendance</text:span></text:p>
      <text:p text:style-name="P20"><text:tab/><text:span text:style-name="T23">'921', 'Center', 'Center', '</text:span><text:bookmark-start text:name="__DdeLink__6_893478793"/><text:span text:style-name="T23">New Candidate Attendance</text:span><text:bookmark-end text:name="__DdeLink__6_893478793"/><text:span text:style-name="T23">', '../tainingattcertificate/newAttendanceList.htm', <text:tab/>'../tainingattcertificate/newBatchAttendanceFo', 'y', 'y', 'y', 'y', 'y', 'n' </text:span></text:p>
      <text:p text:style-name="P24"><text:tab/>'922', 'Adminstrator', 'Adminstration', 'New Candidate Attendance', '../tainingattcertificate/newAttendanceList.htm', <text:tab/>'../tainingattcertificate/newBatchAttendanceFo', 'y', 'y', 'y', 'y', 'y', 'n' </text:p>
      <text:p text:style-name="P21"><text:tab/><text:span text:style-name="T20">New <text:s/>Attendance List - &gt; <text:s/>Attendance List</text:span></text:p>
      <text:p text:style-name="P25"><text:tab/>'923', 'Adminstrator', 'Adminstration', 'Attendance List', '../tainingattcertificate/newStudentList.htm', 'n', 'y', 'y', 'y', 'y', 'y', 'n' </text:p>
      <text:p text:style-name="P25">'<text:tab/>924', 'Center', 'Center', 'Attendance List', '../tainingattcertificate/newStudentList.htm', 'n', 'y', 'y', 'y', 'y', 'y', 'n' </text:p>
      <text:p text:style-name="P2"/>
      <text:p text:style-name="P2">b:) table : user module</text:p>
      <text:p text:style-name="P3"><text:tab/><text:span text:style-name="T8">i</text:span><text:span text:style-name="T9">)</text:span><text:span text:style-name="T8"> remove old batch:</text:span></text:p>
      <text:p text:style-name="P4"><text:span text:style-name="T5"><text:tab/></text:span><text:span text:style-name="T6">'29', 'Adminstrator', 'Adminstration', 'Batch Creation', 'Old Batch', 'n' </text:span></text:p>
      <text:p text:style-name="P37"><text:tab/>'59', 'Center', 'Center', 'Batch Creation', 'Old Batch', 'n' </text:p>
      <text:p text:style-name="P11"><text:tab/></text:p>
      <text:p text:style-name="P28"><text:tab/>'31', 'Adminstrator', 'Adminstration', 'Attendance', 'Old Batch Attendance List', 'n' </text:p>
      <text:p text:style-name="P28"><text:tab/>'61', 'Center', 'Center', 'Attendance', 'Old Batch Attendance List', 'n' </text:p>
      <text:p text:style-name="P37"><text:tab/></text:p>
      <text:p text:style-name="P38"><text:tab/>'32', 'Adminstrator', 'Adminstration', 'Attendance', 'Old Candidate Attendance', 'n' </text:p>
      <text:p text:style-name="P38"><text:soft-page-break/><text:tab/>'62', 'Center', 'Center', 'Attendance', 'Old Candidate Attendance', 'n' </text:p>
      <text:p text:style-name="P37"><text:tab/></text:p>
      <text:p text:style-name="P12"><text:span text:style-name="T4"><text:tab/></text:span><text:span text:style-name="T7">'33', 'Adminstrator', 'Adminstration', 'Attendance', 'Old Attendance List', 'n' </text:span></text:p>
      <text:p text:style-name="P39"><text:tab/>'63', 'Center', 'Center', 'Attendance', 'Old Attendance List', 'n' </text:p>
      <text:p text:style-name="P3"><text:span text:style-name="T5"><text:tab/></text:span><text:bookmark-start text:name="__DdeLink__37_893478793"/><text:span text:style-name="T8">i</text:span><text:span text:style-name="T10">i) replace new batch to batch details :</text:span></text:p>
      <text:p text:style-name="P7"><text:tab/><text:span text:style-name="T13">'30', 'Adminstrator', 'Adminstration', 'Batch Creation', 'Batch Details', 'n' </text:span></text:p>
      <text:p text:style-name="P16"><text:tab/>'60', 'Center', 'Center', 'Batch Creation', 'Batch Details', 'n' </text:p>
      <text:p text:style-name="P16"><text:tab/></text:p>
      <text:p text:style-name="P17"><text:tab/><text:span text:style-name="T18">New </text:span><text:span text:style-name="T21">Batch Attendance List - <text:s/>Batch Attendance List;</text:span></text:p>
      <text:p text:style-name="P10"><text:tab/><text:span text:style-name="T15">'34', 'Adminstrator', 'Adminstration', 'Attendance', 'Batch Attendance List', 'n' </text:span></text:p>
      <text:p text:style-name="P27"><text:tab/>'64', 'Center', 'Center', 'Attendance', '<text:bookmark-start text:name="__DdeLink__16_893478793"/>Batch Attendance List<text:bookmark-end text:name="__DdeLink__16_893478793"/>', 'n' </text:p>
      <text:p text:style-name="P27"/>
      <text:p text:style-name="P22"><text:tab/><text:span text:style-name="T17"> </text:span><text:span text:style-name="T19">New Candidate Attendance - &gt; <text:s/></text:span><text:bookmark-start text:name="__DdeLink__18_893478793"/><text:span text:style-name="T19">Candidate Attendance</text:span><text:bookmark-end text:name="__DdeLink__18_893478793"/></text:p>
      <text:p text:style-name="P23"><text:tab/><text:span text:style-name="T24">'35', 'Adminstrator', 'Adminstration', 'Attendance', 'Candidate Attendance', 'n' </text:span></text:p>
      <text:p text:style-name="P29"><text:tab/>'65', 'Center', 'Center', 'Attendance', 'Candidate Attendance', 'n' </text:p>
      <text:p text:style-name="P29"/>
      <text:p text:style-name="P22"><text:tab/><text:span text:style-name="T20">New <text:s/>Attendance List - &gt; <text:s/>Attendance List</text:span></text:p>
      <text:p text:style-name="P26"><text:tab/><text:span text:style-name="T25">'36', 'Adminstrator', 'Adminstration', 'Attendance', 'Attendance List', 'n' </text:span></text:p>
      <text:p text:style-name="P30"><text:tab/>'66', 'Center', 'Center', 'Attendance', 'Attendance List', 'n' <text:bookmark-end text:name="__DdeLink__37_893478793"/></text:p>
      <text:p text:style-name="P16"/>
      <text:p text:style-name="P16"/>
      <text:p text:style-name="P16"/>
      <text:p text:style-name="P2"/>
      <text:p text:style-name="P5">2. File Change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5:51:28.011651232</meta:creation-date>
    <dc:date>2017-03-15T17:39:48.474543053</dc:date>
    <meta:editing-duration>PT1H26M7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2" meta:paragraph-count="59" meta:word-count="463" meta:character-count="4668" meta:non-whitespace-character-count="4141"/>
  </office:meta>
</office:document-meta>
</file>